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ff0000" fo:language="en" fo:country="US" fo:font-style="italic" style:font-style-asian="italic" style:language-complex="ar" style:country-complex="SA"/>
    </style:style>
    <style:style style:name="P2" style:family="paragraph" style:parent-style-name="Body">
      <style:text-properties fo:color="#000000" fo:language="en" fo:country="US" fo:font-style="normal" officeooo:rsid="002b9660" officeooo:paragraph-rsid="002b9660" style:font-style-asian="normal" style:language-complex="ar" style:country-complex="SA" style:font-style-complex="normal"/>
    </style:style>
    <style:style style:name="P3" style:family="paragraph" style:parent-style-name="Body">
      <style:text-properties fo:color="#000000" fo:language="en" fo:country="US" fo:font-style="normal" officeooo:rsid="002cd1aa" officeooo:paragraph-rsid="002cd1aa" style:font-style-asian="normal" style:language-complex="ar" style:country-complex="SA" style:font-style-complex="normal"/>
    </style:style>
    <style:style style:name="P4" style:family="paragraph" style:parent-style-name="Body">
      <style:paragraph-properties fo:orphans="2" fo:widows="2" style:writing-mode="lr-tb"/>
    </style:style>
    <style:style style:name="P5" style:family="paragraph" style:parent-style-name="Footer">
      <style:text-properties officeooo:paragraph-rsid="0025e651"/>
    </style:style>
    <style:style style:name="P6" style:family="paragraph" style:parent-style-name="Standard">
      <style:paragraph-properties fo:margin-top="0.111in" fo:margin-bottom="0in" loext:contextual-spacing="false"/>
    </style:style>
    <style:style style:name="P7" style:family="paragraph" style:parent-style-name="Legals">
      <style:text-properties officeooo:paragraph-rsid="0025e651"/>
    </style:style>
    <style:style style:name="P8" style:family="paragraph" style:parent-style-name="Body">
      <style:paragraph-properties fo:orphans="2" fo:widows="2" style:writing-mode="lr-tb"/>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2" style:family="paragraph" style:parent-style-name="Standard">
      <style:text-properties style:font-name="Arial" fo:language="en" fo:country="US" officeooo:paragraph-rsid="0021c380" style:language-complex="ar" style:country-complex="SA"/>
    </style:style>
    <style:style style:name="P23" style:family="paragraph" style:parent-style-name="Standard">
      <style:text-properties style:font-name="Arial" fo:language="en" fo:country="US" officeooo:rsid="001febee" officeooo:paragraph-rsid="0021c380" style:language-complex="ar" style:country-complex="SA"/>
    </style:style>
    <style:style style:name="P24" style:family="paragraph" style:parent-style-name="Standard">
      <style:text-properties fo:language="en" fo:country="US" style:language-complex="ar" style:country-complex="SA"/>
    </style:style>
    <style:style style:name="P25" style:family="paragraph" style:parent-style-name="CellBody">
      <style:paragraph-properties style:snap-to-layout-grid="false"/>
      <style:text-properties fo:color="#ff0000" fo:language="en" fo:country="US" fo:font-style="italic" officeooo:rsid="00285101" officeooo:paragraph-rsid="00285101" style:font-style-asian="italic" style:language-complex="ar" style:country-complex="SA"/>
    </style:style>
    <style:style style:name="P26" style:family="paragraph" style:parent-style-name="CellBody">
      <style:paragraph-properties style:snap-to-layout-grid="false"/>
      <style:text-properties fo:color="#ff0000" fo:language="en" fo:country="US" fo:font-style="italic" officeooo:rsid="00308c51" officeooo:paragraph-rsid="00308c51" style:font-style-asian="italic" style:language-complex="ar" style:country-complex="SA"/>
    </style:style>
    <style:style style:name="P27" style:family="paragraph" style:parent-style-name="CellBody">
      <style:paragraph-properties style:snap-to-layout-grid="false"/>
      <style:text-properties fo:language="en" fo:country="US" officeooo:rsid="002cd1aa" officeooo:paragraph-rsid="002cd1aa" style:language-complex="ar" style:country-complex="SA"/>
    </style:style>
    <style:style style:name="P28" style:family="paragraph" style:parent-style-name="CellBody">
      <style:paragraph-properties style:snap-to-layout-grid="false"/>
      <style:text-properties fo:language="en" fo:country="US" officeooo:paragraph-rsid="0030310f" style:language-complex="ar" style:country-complex="SA"/>
    </style:style>
    <style:style style:name="P29" style:family="paragraph" style:parent-style-name="CellBody">
      <style:paragraph-properties style:snap-to-layout-grid="false"/>
      <style:text-properties fo:language="en" fo:country="US" officeooo:rsid="00308c51" officeooo:paragraph-rsid="00308c51" style:language-complex="ar" style:country-complex="SA"/>
    </style:style>
    <style:style style:name="P30" style:family="paragraph" style:parent-style-name="CellBody">
      <style:paragraph-properties fo:keep-with-next="always" style:snap-to-layout-grid="false"/>
      <style:text-properties fo:language="en" fo:country="US" officeooo:rsid="002cd1aa" officeooo:paragraph-rsid="002cd1aa" style:language-complex="ar" style:country-complex="SA"/>
    </style:style>
    <style:style style:name="P31" style:family="paragraph" style:parent-style-name="Body">
      <style:text-properties fo:color="#ff0000" fo:language="en" fo:country="US" fo:font-style="italic" style:font-style-asian="italic" style:language-complex="ar" style:country-complex="SA"/>
    </style:style>
    <style:style style:name="P32" style:family="paragraph" style:parent-style-name="Body">
      <style:text-properties fo:color="#ff0000" fo:language="en" fo:country="US" fo:font-style="italic" officeooo:rsid="002e9b83" officeooo:paragraph-rsid="002e9b83" style:font-style-asian="italic" style:language-complex="ar" style:country-complex="SA"/>
    </style:style>
    <style:style style:name="P33" style:family="paragraph" style:parent-style-name="Body">
      <style:text-properties fo:color="#ff0000" fo:language="en" fo:country="US" fo:font-style="italic" officeooo:rsid="0030310f" officeooo:paragraph-rsid="0030310f" style:font-style-asian="italic" style:language-complex="ar" style:country-complex="SA"/>
    </style:style>
    <style:style style:name="P34" style:family="paragraph" style:parent-style-name="Body">
      <style:text-properties fo:color="#000000" fo:language="en" fo:country="US" fo:font-style="normal" officeooo:rsid="002975ff" officeooo:paragraph-rsid="002975ff" style:font-style-asian="normal" style:language-complex="ar" style:country-complex="SA" style:font-style-complex="normal"/>
    </style:style>
    <style:style style:name="P35" style:family="paragraph" style:parent-style-name="Body">
      <style:text-properties fo:color="#000000" fo:language="en" fo:country="US" fo:font-style="normal" officeooo:rsid="002a5bf1" officeooo:paragraph-rsid="002a5bf1" style:font-style-asian="normal" style:language-complex="ar" style:country-complex="SA" style:font-style-complex="normal"/>
    </style:style>
    <style:style style:name="P36" style:family="paragraph" style:parent-style-name="Body" style:list-style-name="L1">
      <style:text-properties fo:color="#000000" fo:language="en" fo:country="US" fo:font-style="normal" officeooo:rsid="002a5bf1" officeooo:paragraph-rsid="002dfeee" style:font-style-asian="normal" style:language-complex="ar" style:country-complex="SA" style:font-style-complex="normal"/>
    </style:style>
    <style:style style:name="P37" style:family="paragraph" style:parent-style-name="Body">
      <style:text-properties fo:color="#000000" fo:language="en" fo:country="US" fo:font-style="normal" officeooo:rsid="002b9660" officeooo:paragraph-rsid="002b9660" style:font-style-asian="normal" style:language-complex="ar" style:country-complex="SA" style:font-style-complex="normal"/>
    </style:style>
    <style:style style:name="P38" style:family="paragraph" style:parent-style-name="Body">
      <style:text-properties fo:color="#000000" fo:language="en" fo:country="US" fo:font-style="normal" officeooo:rsid="002cd1aa" officeooo:paragraph-rsid="002cd1aa" style:font-style-asian="normal" style:language-complex="ar" style:country-complex="SA" style:font-style-complex="normal"/>
    </style:style>
    <style:style style:name="P39" style:family="paragraph" style:parent-style-name="Body">
      <style:text-properties fo:color="#000000" fo:language="en" fo:country="US" fo:font-style="normal" officeooo:rsid="002e689f" officeooo:paragraph-rsid="002e689f" style:font-style-asian="normal" style:language-complex="ar" style:country-complex="SA" style:font-style-complex="normal"/>
    </style:style>
    <style:style style:name="P40" style:family="paragraph" style:parent-style-name="Body">
      <style:text-properties fo:color="#000000" fo:language="en" fo:country="US" fo:font-style="normal" officeooo:rsid="002e9b83" officeooo:paragraph-rsid="002e9b83" style:font-style-asian="normal" style:language-complex="ar" style:country-complex="SA" style:font-style-complex="normal"/>
    </style:style>
    <style:style style:name="P41" style:family="paragraph" style:parent-style-name="Body">
      <style:text-properties fo:color="#000000" fo:language="en" fo:country="US" fo:font-style="normal" officeooo:rsid="002ece10" officeooo:paragraph-rsid="002ece10" style:font-style-asian="normal" style:language-complex="ar" style:country-complex="SA" style:font-style-complex="normal"/>
    </style:style>
    <style:style style:name="P42" style:family="paragraph" style:parent-style-name="Body">
      <style:paragraph-properties fo:orphans="2" fo:widows="2" style:writing-mode="lr-tb"/>
    </style:style>
    <style:style style:name="P43"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4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5" style:family="paragraph" style:parent-style-name="Document_20_Title">
      <style:text-properties fo:language="en" fo:country="US" officeooo:rsid="00285101" officeooo:paragraph-rsid="00285101" style:language-complex="ar" style:country-complex="SA"/>
    </style:style>
    <style:style style:name="P46" style:family="paragraph" style:parent-style-name="Definition_20_Term">
      <style:text-properties fo:language="en" fo:country="US" style:language-complex="ar" style:country-complex="SA"/>
    </style:style>
    <style:style style:name="P47" style:family="paragraph" style:parent-style-name="Abstract">
      <style:paragraph-properties fo:text-align="start" style:justify-single-word="false"/>
      <style:text-properties fo:language="en" fo:country="US" officeooo:paragraph-rsid="00285101" style:language-complex="ar" style:country-complex="SA"/>
    </style:style>
    <style:style style:name="P48" style:family="paragraph" style:parent-style-name="Heading_20_1">
      <style:text-properties fo:language="en" fo:country="US" style:language-complex="ar" style:country-complex="SA"/>
    </style:style>
    <style:style style:name="P49" style:family="paragraph" style:parent-style-name="Heading_20_1">
      <style:paragraph-properties fo:break-before="page"/>
      <style:text-properties fo:language="en" fo:country="US" style:language-complex="ar" style:country-complex="SA"/>
    </style:style>
    <style:style style:name="P50" style:family="paragraph" style:parent-style-name="Heading_20_2">
      <style:text-properties fo:language="en" fo:country="US" style:language-complex="ar" style:country-complex="SA"/>
    </style:style>
    <style:style style:name="P51" style:family="paragraph" style:parent-style-name="Heading_20_2">
      <style:text-properties fo:language="en" fo:country="US" officeooo:rsid="0021c380" officeooo:paragraph-rsid="0021c380" style:language-complex="ar" style:country-complex="SA"/>
    </style:style>
    <style:style style:name="P52" style:family="paragraph" style:parent-style-name="Heading_20_2">
      <style:text-properties fo:language="en" fo:country="US" officeooo:rsid="001febee" officeooo:paragraph-rsid="0021c380" style:language-complex="ar" style:country-complex="SA"/>
    </style:style>
    <style:style style:name="P53" style:family="paragraph" style:parent-style-name="Heading_20_2">
      <style:text-properties fo:language="en" fo:country="US" officeooo:paragraph-rsid="001febee" style:language-complex="ar" style:country-complex="SA"/>
    </style:style>
    <style:style style:name="T1" style:family="text">
      <style:text-properties officeooo:rsid="002dfeee"/>
    </style:style>
    <style:style style:name="T2" style:family="text">
      <style:text-properties fo:color="#000000" fo:font-size="10pt" fo:language="en" fo:country="US" fo:font-style="italic" officeooo:rsid="0030310f" style:font-name-asian="Times New Roman" style:font-size-asian="10pt" style:font-style-asian="italic" style:font-name-complex="Times New Roman" style:font-size-complex="10pt" style:language-complex="ar" style:country-complex="SA" style:font-style-complex="italic"/>
    </style:style>
    <style:style style:name="T3" style:family="text">
      <style:text-properties fo:color="#0000ff" fo:font-size="10pt" fo:language="en" fo:country="US" fo:font-style="italic" officeooo:rsid="0030310f" style:font-name-asian="Times New Roman" style:font-size-asian="10pt" style:font-style-asian="italic" style:font-name-complex="Times New Roman" style:font-size-complex="10pt" style:language-complex="ar" style:country-complex="SA" style:font-style-complex="italic"/>
    </style:style>
    <style:style style:name="T4" style:family="text">
      <style:text-properties officeooo:rsid="001febee"/>
    </style:style>
    <style:style style:name="T5" style:family="text">
      <style:text-properties fo:font-size="14pt" fo:font-weight="normal" style:font-size-asian="14pt" style:font-weight-asian="normal"/>
    </style:style>
    <style:style style:name="T6" style:family="text">
      <style:text-properties fo:color="#ff0000" fo:font-size="10pt" fo:font-style="italic" fo:font-weight="normal" style:font-size-asian="10pt" style:font-style-asian="italic" style:font-weight-asian="normal"/>
    </style:style>
    <style:style style:name="T7" style:family="text">
      <style:text-properties fo:color="#ff0000" fo:font-size="10pt" fo:font-style="italic" fo:font-weight="normal" officeooo:rsid="00238235" style:font-size-asian="10pt" style:font-style-asian="italic" style:font-weight-asian="normal"/>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language="en" fo:country="US" officeooo:rsid="001febee" style:language-complex="ar" style:country-complex="SA"/>
    </style:style>
    <style:style style:name="T11" style:family="text">
      <style:text-properties style:font-name="Courier New"/>
    </style:style>
    <style:style style:name="T12" style:family="text">
      <style:text-properties officeooo:rsid="00285101"/>
    </style:style>
    <style:style style:name="T13" style:family="text">
      <style:text-properties officeooo:rsid="002b9660"/>
    </style:style>
    <style:style style:name="T14" style:family="text">
      <style:text-properties officeooo:rsid="002dfeee"/>
    </style:style>
    <style:style style:name="T15" style:family="text">
      <style:text-properties officeooo:rsid="002e689f"/>
    </style:style>
    <style:style style:name="T16" style:family="text">
      <style:text-properties fo:color="#000000" fo:font-style="normal" style:font-style-asian="normal" style:font-style-complex="normal"/>
    </style:style>
    <style:style style:name="T17" style:family="text">
      <style:text-properties fo:color="#000000" fo:font-style="normal" officeooo:rsid="002e9b83" style:font-style-asian="normal" style:font-style-complex="normal"/>
    </style:style>
    <style:style style:name="T18" style:family="text">
      <style:text-properties fo:color="#000000" fo:font-style="normal" officeooo:rsid="0030310f" style:font-style-asian="normal" style:font-style-complex="normal"/>
    </style:style>
    <style:style style:name="T19" style:family="text">
      <style:text-properties fo:color="#000000" fo:font-style="normal" officeooo:rsid="00325f71" style:font-style-asian="normal" style:font-style-complex="normal"/>
    </style:style>
    <style:style style:name="T20" style:family="text">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1" style:family="text">
      <style:text-properties fo:color="#000000" fo:font-size="10pt" fo:language="en" fo:country="US" fo:font-style="italic" officeooo:rsid="0030310f"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fo:color="#000000" fo:font-size="10pt" fo:language="en" fo:country="US" fo:font-style="normal" officeooo:rsid="0030310f" style:font-name-asian="Times New Roman" style:font-size-asian="10pt" style:font-style-asian="normal" style:font-name-complex="Times New Roman" style:font-size-complex="10pt" style:language-complex="ar" style:country-complex="SA" style:font-style-complex="normal"/>
    </style:style>
    <style:style style:name="T23" style:family="text">
      <style:text-properties officeooo:rsid="002e9b83"/>
    </style:style>
    <style:style style:name="T24" style:family="text">
      <style:text-properties fo:font-style="normal" style:font-style-asian="normal" style:font-style-complex="normal"/>
    </style:style>
    <style:style style:name="T25" style:family="text">
      <style:text-properties officeooo:rsid="002ece10"/>
    </style:style>
    <style:style style:name="T26" style:family="text">
      <style:text-properties officeooo:rsid="0030310f"/>
    </style:style>
    <style:style style:name="T27" style:family="text">
      <style:text-properties officeooo:rsid="0032f4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40268398089600" text:id="ct140268398089600">
          <text:insertion>
            <office:change-info>
              <dc:creator>Unknown Author</dc:creator>
              <dc:date>2016-06-09T10:35:00</dc:date>
            </office:change-info>
          </text:insertion>
        </text:changed-region>
        <text:changed-region xml:id="ct140268397011568" text:id="ct140268397011568">
          <text:insertion>
            <office:change-info>
              <dc:creator>Unknown Author</dc:creator>
              <dc:date>2016-06-09T10:35:00</dc:date>
            </office:change-info>
          </text:insertion>
        </text:changed-region>
        <text:changed-region xml:id="ct140268396109840" text:id="ct140268396109840">
          <text:insertion>
            <office:change-info>
              <dc:creator>Unknown Author</dc:creator>
              <dc:date>2016-06-09T10:36:00</dc:date>
            </office:change-info>
          </text:insertion>
        </text:changed-region>
        <text:changed-region xml:id="ct140268398628592" text:id="ct140268398628592">
          <text:insertion>
            <office:change-info>
              <dc:creator>Unknown Author</dc:creator>
              <dc:date>2016-06-09T10:36:00</dc:date>
            </office:change-info>
          </text:insertion>
        </text:changed-region>
        <text:changed-region xml:id="ct140268396987408" text:id="ct140268396987408">
          <text:deletion>
            <office:change-info>
              <dc:creator>Unknown Author</dc:creator>
              <dc:date>2016-06-09T10:37:00</dc:date>
            </office:change-info>
            <text:p text:style-name="P1">This section should be copied from the appropriate RFP(s). It is repeated here so it can be extended while the RFC authors learn more subtle details.</text:p>
          </text:deletion>
        </text:changed-region>
        <text:changed-region xml:id="ct140268395689296" text:id="ct140268395689296">
          <text:insertion>
            <office:change-info>
              <dc:creator>Unknown Author</dc:creator>
              <dc:date>2016-06-09T10:37:00</dc:date>
            </office:change-info>
          </text:insertion>
        </text:changed-region>
        <text:changed-region xml:id="ct140268334601168" text:id="ct140268334601168">
          <text:deletion>
            <office:change-info>
              <dc:creator>Unknown Author</dc:creator>
              <dc:date>2016-06-09T10:00:00</dc:date>
            </office:change-info>
            <text:p text:style-name="P2">1. A configuration management agent may start a thread local Coordination and mark is as “for configurations” using a well known variable name. <text:s/>It can complete the coordination when it’s done with supplying configuration changes. <text:s/>No additional delays should be introduced for this coordination.</text:p>
          </text:deletion>
        </text:changed-region>
        <text:changed-region xml:id="ct140268317005072" text:id="ct140268317005072">
          <text:insertion>
            <office:change-info>
              <dc:creator>Unknown Author</dc:creator>
              <dc:date>2016-06-09T09:55:00</dc:date>
            </office:change-info>
          </text:insertion>
        </text:changed-region>
        <text:changed-region xml:id="ct140268326754512" text:id="ct140268326754512">
          <text:insertion>
            <office:change-info>
              <dc:creator>Unknown Author</dc:creator>
              <dc:date>2016-06-09T09:56:00</dc:date>
            </office:change-info>
          </text:insertion>
        </text:changed-region>
        <text:changed-region xml:id="ct140268328284448" text:id="ct140268328284448">
          <text:insertion>
            <office:change-info>
              <dc:creator>Unknown Author</dc:creator>
              <dc:date>2016-06-09T09:58:00</dc:date>
            </office:change-info>
          </text:insertion>
        </text:changed-region>
        <text:changed-region xml:id="ct140268329003552" text:id="ct140268329003552">
          <text:insertion>
            <office:change-info>
              <dc:creator>Unknown Author</dc:creator>
              <dc:date>2016-06-09T09:59:00</dc:date>
            </office:change-info>
          </text:insertion>
        </text:changed-region>
        <text:changed-region xml:id="ct140268331361008" text:id="ct140268331361008">
          <text:insertion>
            <office:change-info>
              <dc:creator>Unknown Author</dc:creator>
              <dc:date>2016-06-09T10:00:00</dc:date>
            </office:change-info>
          </text:insertion>
        </text:changed-region>
        <text:changed-region xml:id="ct140268361700944" text:id="ct140268361700944">
          <text:insertion>
            <office:change-info>
              <dc:creator>Unknown Author</dc:creator>
              <dc:date>2016-06-09T10:22:00</dc:date>
            </office:change-info>
          </text:insertion>
        </text:changed-region>
        <text:changed-region xml:id="ct140268362980160" text:id="ct140268362980160">
          <text:insertion>
            <office:change-info>
              <dc:creator>Unknown Author</dc:creator>
              <dc:date>2016-06-09T10:23:00</dc:date>
            </office:change-info>
          </text:insertion>
        </text:changed-region>
        <text:changed-region xml:id="ct140268385480624" text:id="ct140268385480624">
          <text:insertion>
            <office:change-info>
              <dc:creator>Unknown Author</dc:creator>
              <dc:date>2016-06-09T10:31:00</dc:date>
            </office:change-info>
          </text:insertion>
        </text:changed-region>
        <text:changed-region xml:id="ct140268385533184" text:id="ct140268385533184">
          <text:insertion>
            <office:change-info>
              <dc:creator>Unknown Author</dc:creator>
              <dc:date>2016-06-09T10:32:00</dc:date>
            </office:change-info>
          </text:insertion>
        </text:changed-region>
        <text:changed-region xml:id="ct140268360793472" text:id="ct140268360793472">
          <text:insertion>
            <office:change-info>
              <dc:creator>Unknown Author</dc:creator>
              <dc:date>2016-06-09T10:21:00</dc:date>
            </office:change-info>
          </text:insertion>
        </text:changed-region>
        <text:changed-region xml:id="ct140268359288000" text:id="ct140268359288000">
          <text:insertion>
            <office:change-info>
              <dc:creator>Unknown Author</dc:creator>
              <dc:date>2016-06-09T10:21:00</dc:date>
            </office:change-info>
          </text:insertion>
        </text:changed-region>
        <text:changed-region xml:id="ct140268361186528" text:id="ct140268361186528">
          <text:insertion>
            <office:change-info>
              <dc:creator>Unknown Author</dc:creator>
              <dc:date>2016-06-09T10:22:00</dc:date>
            </office:change-info>
          </text:insertion>
        </text:changed-region>
        <text:changed-region xml:id="ct140268340100912" text:id="ct140268340100912">
          <text:insertion>
            <office:change-info>
              <dc:creator>Unknown Author</dc:creator>
              <dc:date>2016-06-09T10:06:00</dc:date>
            </office:change-info>
          </text:insertion>
        </text:changed-region>
        <text:changed-region xml:id="ct140268341377360" text:id="ct140268341377360">
          <text:insertion>
            <office:change-info>
              <dc:creator>Unknown Author</dc:creator>
              <dc:date>2016-06-09T10:07:00</dc:date>
            </office:change-info>
          </text:insertion>
        </text:changed-region>
        <text:changed-region xml:id="ct140268342759296" text:id="ct140268342759296">
          <text:insertion>
            <office:change-info>
              <dc:creator>Unknown Author</dc:creator>
              <dc:date>2016-06-09T10:08:00</dc:date>
            </office:change-info>
          </text:insertion>
        </text:changed-region>
        <text:changed-region xml:id="ct140268338094048" text:id="ct140268338094048">
          <text:deletion>
            <office:change-info>
              <dc:creator>Unknown Author</dc:creator>
              <dc:date>2016-06-09T10:03:00</dc:date>
            </office:change-info>
            <text:p text:style-name="P2">3. Config admin tracks the configuration updates occurring within such a Coordination and creates one or more coordinations attached to the threads it emits configuration events on. These coordinations should also be marked with the well-known variable name.</text:p>
          </text:deletion>
        </text:changed-region>
        <text:changed-region xml:id="ct140268334635760" text:id="ct140268334635760">
          <text:insertion>
            <office:change-info>
              <dc:creator>Unknown Author</dc:creator>
              <dc:date>2016-06-09T10:01:00</dc:date>
            </office:change-info>
          </text:insertion>
        </text:changed-region>
        <text:changed-region xml:id="ct140268333171712" text:id="ct140268333171712">
          <text:insertion>
            <office:change-info>
              <dc:creator>Unknown Author</dc:creator>
              <dc:date>2016-06-09T10:02:00</dc:date>
            </office:change-info>
          </text:insertion>
        </text:changed-region>
        <text:changed-region xml:id="ct140268335971520" text:id="ct140268335971520">
          <text:insertion>
            <office:change-info>
              <dc:creator>Unknown Author</dc:creator>
              <dc:date>2016-06-09T10:03:00</dc:date>
            </office:change-info>
          </text:insertion>
        </text:changed-region>
        <text:changed-region xml:id="ct140268346454240" text:id="ct140268346454240">
          <text:insertion>
            <office:change-info>
              <dc:creator>Unknown Author</dc:creator>
              <dc:date>2016-06-09T10:08:00</dc:date>
            </office:change-info>
          </text:insertion>
        </text:changed-region>
        <text:changed-region xml:id="ct140268346380416" text:id="ct140268346380416">
          <text:deletion>
            <office:change-info>
              <dc:creator>Unknown Author</dc:creator>
              <dc:date>2016-06-09T10:08:00</dc:date>
            </office:change-info>
            <text:p text:style-name="P2">4</text:p>
          </text:deletion>
        </text:changed-region>
        <text:changed-region xml:id="ct140268343728496" text:id="ct140268343728496">
          <text:deletion>
            <office:change-info>
              <dc:creator>Unknown Author</dc:creator>
              <dc:date>2016-06-09T10:09:00</dc:date>
            </office:change-info>
            <text:p text:style-name="P2">.</text:p>
          </text:deletion>
        </text:changed-region>
        <text:changed-region xml:id="ct140268339775200" text:id="ct140268339775200">
          <text:deletion>
            <office:change-info>
              <dc:creator>Unknown Author</dc:creator>
              <dc:date>2016-06-09T10:04:00</dc:date>
            </office:change-info>
            <text:p text:style-name="P2">s</text:p>
          </text:deletion>
        </text:changed-region>
        <text:changed-region xml:id="ct140268338883376" text:id="ct140268338883376">
          <text:insertion>
            <office:change-info>
              <dc:creator>Unknown Author</dc:creator>
              <dc:date>2016-06-09T10:04:00</dc:date>
            </office:change-info>
          </text:insertion>
        </text:changed-region>
        <text:changed-region xml:id="ct140268338136432" text:id="ct140268338136432">
          <text:deletion>
            <office:change-info>
              <dc:creator>Unknown Author</dc:creator>
              <dc:date>2016-06-09T10:03:00</dc:date>
            </office:change-info>
            <text:p text:style-name="P2">original</text:p>
          </text:deletion>
        </text:changed-region>
        <text:changed-region xml:id="ct140268336228528" text:id="ct140268336228528">
          <text:insertion>
            <office:change-info>
              <dc:creator>Unknown Author</dc:creator>
              <dc:date>2016-06-09T10:03:00</dc:date>
            </office:change-info>
          </text:insertion>
        </text:changed-region>
        <text:changed-region xml:id="ct140268389406880" text:id="ct140268389406880">
          <text:insertion>
            <office:change-info>
              <dc:creator>Unknown Author</dc:creator>
              <dc:date>2016-06-09T10:33:00</dc:date>
            </office:change-info>
          </text:insertion>
        </text:changed-region>
        <text:changed-region xml:id="ct140268389376752" text:id="ct140268389376752">
          <text:deletion>
            <office:change-info>
              <dc:creator>Unknown Author</dc:creator>
              <dc:date>2016-06-09T10:33:00</dc:date>
            </office:change-info>
            <text:p text:style-name="P2">c</text:p>
          </text:deletion>
        </text:changed-region>
        <text:changed-region xml:id="ct140268339967184" text:id="ct140268339967184">
          <text:insertion>
            <office:change-info>
              <dc:creator>Unknown Author</dc:creator>
              <dc:date>2016-06-09T10:05:00</dc:date>
            </office:change-info>
          </text:insertion>
        </text:changed-region>
        <text:changed-region xml:id="ct140268339966560" text:id="ct140268339966560">
          <text:deletion>
            <office:change-info>
              <dc:creator>Unknown Author</dc:creator>
              <dc:date>2016-06-09T10:05:00</dc:date>
            </office:change-info>
            <text:p text:style-name="P2">have been sent</text:p>
          </text:deletion>
        </text:changed-region>
        <text:changed-region xml:id="ct140268339874496" text:id="ct140268339874496">
          <text:deletion>
            <office:change-info>
              <dc:creator>Unknown Author</dc:creator>
              <dc:date>2016-06-09T10:05:00</dc:date>
            </office:change-info>
            <text:p text:style-name="P2">of it’s</text:p>
          </text:deletion>
        </text:changed-region>
        <text:changed-region xml:id="ct140268339875616" text:id="ct140268339875616">
          <text:insertion>
            <office:change-info>
              <dc:creator>Unknown Author</dc:creator>
              <dc:date>2016-06-09T10:05:00</dc:date>
            </office:change-info>
          </text:insertion>
        </text:changed-region>
        <text:changed-region xml:id="ct140268390212912" text:id="ct140268390212912">
          <text:deletion>
            <office:change-info>
              <dc:creator>Unknown Author</dc:creator>
              <dc:date>2016-06-09T10:34:00</dc:date>
            </office:change-info>
            <text:p text:style-name="P2"><text:s/></text:p>
          </text:deletion>
        </text:changed-region>
        <text:changed-region xml:id="ct140268354241136" text:id="ct140268354241136">
          <text:insertion>
            <office:change-info>
              <dc:creator>Unknown Author</dc:creator>
              <dc:date>2016-06-09T10:17:00</dc:date>
            </office:change-info>
          </text:insertion>
        </text:changed-region>
        <text:changed-region xml:id="ct140268354358624" text:id="ct140268354358624">
          <text:insertion>
            <office:change-info>
              <dc:creator>Unknown Author</dc:creator>
              <dc:date>2016-06-09T10:19:00</dc:date>
            </office:change-info>
          </text:insertion>
        </text:changed-region>
        <text:changed-region xml:id="ct140268356461856" text:id="ct140268356461856">
          <text:insertion>
            <office:change-info>
              <dc:creator>Unknown Author</dc:creator>
              <dc:date>2016-06-09T10:20:00</dc:date>
            </office:change-info>
          </text:insertion>
        </text:changed-region>
        <text:changed-region xml:id="ct140268367185632" text:id="ct140268367185632">
          <text:insertion>
            <office:change-info>
              <dc:creator>Unknown Author</dc:creator>
              <dc:date>2016-06-09T10:25:00</dc:date>
            </office:change-info>
          </text:insertion>
        </text:changed-region>
        <text:changed-region xml:id="ct140268366606048" text:id="ct140268366606048">
          <text:insertion>
            <office:change-info>
              <dc:creator>Unknown Author</dc:creator>
              <dc:date>2016-06-09T10:26:00</dc:date>
            </office:change-info>
          </text:insertion>
        </text:changed-region>
        <text:changed-region xml:id="ct140268370314176" text:id="ct140268370314176">
          <text:insertion>
            <office:change-info>
              <dc:creator>Unknown Author</dc:creator>
              <dc:date>2016-06-09T10:27:00</dc:date>
            </office:change-info>
          </text:insertion>
        </text:changed-region>
        <text:changed-region xml:id="ct140268341119168" text:id="ct140268341119168">
          <text:deletion>
            <office:change-info>
              <dc:creator>Unknown Author</dc:creator>
              <dc:date>2016-06-09T10:06:00</dc:date>
            </office:change-info>
            <text:p text:style-name="P3">5. Configuration listeners can participate in any coordination with the well-known variable name and should return promptly. <text:s/>They can do the actual work when the coordination completes.</text:p>
          </text:deletion>
        </text:changed-region>
        <text:changed-region xml:id="ct140268342045632" text:id="ct140268342045632">
          <text:deletion>
            <office:change-info>
              <dc:creator>Unknown Author</dc:creator>
              <dc:date>2016-06-09T10:06:00</dc:date>
            </office:change-info>
            <text:p text:style-name="P3">6. In order to prevent unneeded delays from configuration listeners that aren’t coordination aware, ConfigurationListeners that are coordination aware should register with a well-known service property. <text:span text:style-name="T1">Config admin does not need to supply a thread-local coordination for non-aware listeners.</text:span></text:p>
          </text:deletion>
        </text:changed-region>
        <text:changed-region xml:id="ct140268346491968" text:id="ct140268346491968">
          <text:deletion>
            <office:change-info>
              <dc:creator>Unknown Author</dc:creator>
              <dc:date>2016-06-09T10:09:00</dc:date>
            </office:change-info>
            <text:p text:style-name="P3">7. ManagedService[Factory] services that wish to be notified on completion of the (config admin, not original) coordination must register using a well-known service property.</text:p>
          </text:deletion>
        </text:changed-region>
        <text:changed-region xml:id="ct140268348165984" text:id="ct140268348165984">
          <text:deletion>
            <office:change-info>
              <dc:creator>Unknown Author</dc:creator>
              <dc:date>2016-06-09T10:10:00</dc:date>
            </office:change-info>
            <text:p text:style-name="P3">I don’t understand coordinations well enough to know if it would be safe for config admin to attach the same coordination to all threads <text:s/>it uses for configuration events or if it needs a coordination per thread. As long as config admin waits until all configuration event calls return, I don’t see a problem. <text:s/>Possibly if some configuration listener terminates the coordination it could cause chaos on other threads that had started nested coordinations (even though this would be extremely bad practice, as the idea is to wait to do work until the coordination completes).</text:p>
          </text:deletion>
        </text:changed-region>
        <text:changed-region xml:id="ct140268371788752" text:id="ct140268371788752">
          <text:insertion>
            <office:change-info>
              <dc:creator>Unknown Author</dc:creator>
              <dc:date>2016-06-09T10:28:00</dc:date>
            </office:change-info>
          </text:insertion>
        </text:changed-region>
        <text:changed-region xml:id="ct140268371775824" text:id="ct140268371775824">
          <text:deletion>
            <office:change-info>
              <dc:creator>Unknown Author</dc:creator>
              <dc:date>2016-06-09T10:28:00</dc:date>
            </office:change-info>
            <text:p text:style-name="P4"><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deletion>
        </text:changed-region>
        <text:changed-region xml:id="ct140268593256112" text:id="ct140268593256112">
          <text:deletion>
            <office:change-info>
              <dc:creator>Unknown Author</dc:creator>
              <dc:date>2016-06-09T10:10:00</dc:date>
            </office:change-info>
            <text:p text:style-name="P1">For posterity, record the design alternatives that were considered but rejected along with the reason for rejection. This is especially important for external/earlier solutions that were deemed not applicable.</text:p>
          </text:deletion>
        </text:changed-region>
        <text:changed-region xml:id="ct140268347296144" text:id="ct140268347296144">
          <text:insertion>
            <office:change-info>
              <dc:creator>Unknown Author</dc:creator>
              <dc:date>2016-06-09T10:11:00</dc:date>
            </office:change-info>
          </text:insertion>
        </text:changed-region>
        <text:changed-region xml:id="ct140268349021712" text:id="ct140268349021712">
          <text:insertion>
            <office:change-info>
              <dc:creator>Unknown Author</dc:creator>
              <dc:date>2016-06-09T10:12:00</dc:date>
            </office:change-info>
          </text:insertion>
        </text:changed-region>
        <text:changed-region xml:id="ct140268354455088" text:id="ct140268354455088">
          <text:insertion>
            <office:change-info>
              <dc:creator>Unknown Author</dc:creator>
              <dc:date>2016-06-09T10:13:00</dc:date>
            </office:change-info>
          </text:insertion>
        </text:changed-region>
        <text:changed-region xml:id="ct140268352006192" text:id="ct140268352006192">
          <text:insertion>
            <office:change-info>
              <dc:creator>Unknown Author</dc:creator>
              <dc:date>2016-06-09T10:14:00</dc:date>
            </office:change-info>
          </text:insertion>
        </text:changed-region>
        <text:changed-region xml:id="ct140268381461440" text:id="ct140268381461440">
          <text:insertion>
            <office:change-info>
              <dc:creator>Unknown Author</dc:creator>
              <dc:date>2016-06-09T10:29:00</dc:date>
            </office:change-info>
          </text:insertion>
        </text:changed-region>
        <text:changed-region xml:id="ct140268382497856" text:id="ct140268382497856">
          <text:deletion>
            <office:change-info>
              <dc:creator>Unknown Author</dc:creator>
              <dc:date>2016-06-09T10:30:00</dc:date>
            </office:change-info>
            <text:p text:style-name="P1">Description of all known vulnerabilities this may either introduce or address as well as scenarios of how the weaknesses could be circumvented.</text:p>
          </text:deletion>
        </text:changed-region>
        <text:changed-region xml:id="ct140268382550640" text:id="ct140268382550640">
          <text:insertion>
            <office:change-info>
              <dc:creator>Unknown Author</dc:creator>
              <dc:date>2016-06-09T1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graphics3" text:anchor-type="paragraph" svg:width="7in" svg:height="3.1075in" draw:z-index="0"><draw:image xlink:href="Pictures/1000020100000427000001D858483800E19BA5DB.png" xlink:type="simple" xlink:show="embed" xlink:actuate="onLoad"/></draw:frame></text:p>
      <text:p text:style-name="P45"><text:user-defined style:data-style-name="N0" text:name="RFC Title">Bulk Configuration Updates</text:user-defined></text:p>
      <text:p text:style-name="P13"><text:span text:style-name="T5">Draft<text:line-break/><text:line-break/></text:span><text:span text:style-name="T5"><text:page-count style:num-format="1">9</text:page-count></text:span><text:span text:style-name="T5"> Pages</text:span></text:p>
      <text:p text:style-name="P13"><text:span text:style-name="T6">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7">t</text:span><text:span text:style-name="T6">ically when the document is saved.</text:span></text:p>
      <text:p text:style-name="P11">Abstract</text:p>
      <text:p text:style-name="P47"><text:span text:style-name="T12">When several configurations have related updates, processing all the updates at once can considerably reduce churn. <text:s/>This behavior can be implemented by a Coordination. <text:s/>The configuration management agent that updates the configuration starts a Coordination, and the consumer of the updates such as DS registers as a participant in the Coordination and tracks the configuration events received during the Coordination. <text:s/>After completion the consumer can process all the updates in a suitable order. <text:s/>Labeling the Coordination with a well known name enables consumers to detect that the Coordination is actually involved in configuration. ManagedService and ManagedServiceFactory can be registered with a similar (or identical) well known name so config admin itself can implement this behavior on their behalf. <text:s/></text:span></text:p>
      <text:h text:style-name="P49" text:outline-level="1" text:restart-numbering="true" text:start-value="-1">Document Information</text:h>
      <text:h text:style-name="P51" text:outline-level="2">License</text:h>
      <text:p text:style-name="P20">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3">I HEREBY ACKNOWLEDGE AND AGREE TO THE TERMS AND CONDITIONS DELINEATED ABOVE.</text:p>
      <text:h text:style-name="P5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2" text:outline-level="2">Feedback</text:h>
      <text:p text:style-name="P16"><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5">1 Introduction<text:tab/>4</text:p>
          <text:p text:style-name="P15">2 Application Domain<text:tab/>5</text:p>
          <text:p text:style-name="P15">3 Problem Description<text:tab/>5</text:p>
          <text:p text:style-name="P15">4 Requirements<text:tab/>5</text:p>
          <text:p text:style-name="P15">5 Technical Solution<text:tab/>5</text:p>
          <text:p text:style-name="P15">6 Data Transfer Objects<text:tab/>6</text:p>
          <text:p text:style-name="P15">7 Javadoc<text:tab/>6</text:p>
          <text:p text:style-name="P15">8 Considered Alternatives<text:tab/>6</text:p>
          <text:p text:style-name="P15"><text:soft-page-break/>9 Security Considerations<text:tab/>7</text:p>
          <text:p text:style-name="P15">10 Document Support<text:tab/>7</text:p>
          <text:p text:style-name="P14">10.1 References<text:tab/>7</text:p>
          <text:p text:style-name="P14">10.2 Author’s Address<text:tab/>7</text:p>
          <text:p text:style-name="P14">10.3 Acronyms and Abbreviations<text:tab/>7</text:p>
          <text:p text:style-name="P14">10.4 End of Document<text:tab/>7</text:p>
        </text:index-body>
      </text:table-of-content>
      <text:p text:style-name="P18"/>
      <text:h text:style-name="P53"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1">Source code is shown in this typeface</text:span>.</text:p>
      <text:h text:style-name="P50"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28">Initial</text:p>
          </table:table-cell>
          <table:table-cell table:style-name="Table1.A1" office:value-type="string">
            <text:p text:style-name="P25">06 06 2016</text:p>
          </table:table-cell>
          <table:table-cell table:style-name="Table1.C1" office:value-type="string">
            <text:p text:style-name="P25">David Jencks, IBM, djencks@us.ibm.com</text:p>
          </table:table-cell>
        </table:table-row>
        <table:table-row table:style-name="Table1.2">
          <table:table-cell table:style-name="Table1.A3" office:value-type="string">
            <text:p text:style-name="P29"><text:change-start text:change-id="ct140268398089600"/>Update from cpeg call<text:change-end text:change-id="ct140268398089600"/></text:p>
          </table:table-cell>
          <table:table-cell table:style-name="Table1.A3" office:value-type="string">
            <text:p text:style-name="P26"><text:change-start text:change-id="ct140268397011568"/>06 09<text:change-end text:change-id="ct140268397011568"/><text:change-start text:change-id="ct140268396109840"/> 2016<text:change-end text:change-id="ct140268396109840"/></text:p>
          </table:table-cell>
          <table:table-cell table:style-name="Table1.C3" office:value-type="string">
            <text:p text:style-name="P26"><text:change-start text:change-id="ct140268398628592"/>David Jencks, IBM, djencks@us.ibm.com<text:change-end text:change-id="ct140268398628592"/></text:p>
          </table:table-cell>
        </table:table-row>
      </table:table>
      <text:p text:style-name="P18"/>
      <text:h text:style-name="P48" text:outline-level="1">Introduction</text:h>
      <text:p text:style-name="P34">Configurations can be interdependent in several ways. <text:s/>For instance, DS components can now consume multiple pids. <text:s/>Also, configurations can reference each other in various ways either because the configure linked components or as a (poor) way to represent tree-like configuration information. <text:s/>In these cases, it can considerably reduce churn if all related updates can be persisted in config admin before any configuration events are processed.</text:p>
      <text:h text:style-name="P48" text:outline-level="1"><text:soft-page-break/>Application Domain</text:h>
      <text:p text:style-name="P1"><text:change text:change-id="ct140268396987408"/><text:change-start text:change-id="ct140268395689296"/><text:span text:style-name="T19">Configuration management agents and configuration consumers wishing to participate in bulk configuration updates.</text:span><text:change-end text:change-id="ct140268395689296"/></text:p>
      <text:h text:style-name="P48" text:outline-level="1">Problem Description</text:h>
      <text:p text:style-name="P35">There are several situations in which a configuration management agent may wish to indicate that a set of configuration updates are “one thing” and in which a configuration consumer such as SCR may wish to collect all relevant configuration changes before taking action.</text:p>
      <text:h text:style-name="P48" text:outline-level="1">Requirements</text:h>
      <text:list xml:id="list6362994032166881773" text:style-name="L1">
        <text:list-item>
          <text:p text:style-name="P36">C0010 – A configuration management agent must be able to indicate that a set of configuration updates should be treated as a unit <text:span text:style-name="T13">of work</text:span>. <text:span text:style-name="T1">This must not need to wait for any asynchronous event delivery for the configuration updates in the unit of work.</text:span></text:p>
        </text:list-item>
        <text:list-item>
          <text:p text:style-name="P36">C00<text:span text:style-name="T1">2</text:span>0 – A configuration consumer must be able to detect whether a configuration update is part of a larger unit <text:span text:style-name="T13">of work </text:span>and detect when the unit of work is complete so that all updates done as part of the unit can be processed at once.</text:p>
        </text:list-item>
        <text:list-item>
          <text:p text:style-name="P36">C00<text:span text:style-name="T1">3</text:span>0 – ManagedService and ManagedServiceFactory instances should be able to be notified of configuration changes <text:span text:style-name="T13">part of a unit of work</text:span> <text:span text:style-name="T13">at the end of the unit of work</text:span></text:p>
        </text:list-item>
      </text:list>
      <text:h text:style-name="P48" text:outline-level="1"><text:soft-page-break/>Technical Solution</text:h>
      <text:p text:style-name="P2"><text:change text:change-id="ct140268334601168"/><text:change-start text:change-id="ct140268317005072"/></text:p>
      <text:p text:style-name="P39">1. Config Admin <text:change-end text:change-id="ct140268317005072"/><text:change-start text:change-id="ct140268326754512"/>will examine the thread of incoming requests from configuration management agents for an existing Coordination.<text:change-end text:change-id="ct140268326754512"/><text:change-start text:change-id="ct140268328284448"/> If such a coordination is found, Config Admin will <text:change-end text:change-id="ct140268328284448"/><text:change-start text:change-id="ct140268329003552"/>regard register as a participant. The actions upon completion are the<text:change-end text:change-id="ct140268329003552"/><text:change-start text:change-id="ct140268331361008"/> same whether the coordination succeeds or fails.<text:change-end text:change-id="ct140268331361008"/><text:change-start text:change-id="ct140268361700944"/> <text:s/><text:span text:style-name="T25">Similarly participants </text:span><text:change-end text:change-id="ct140268361700944"/><text:change-start text:change-id="ct140268362980160"/><text:span text:style-name="T25">in related coordinations should take the same action whether the coordination succeeds or fails.</text:span><text:change-end text:change-id="ct140268362980160"/><text:change-start text:change-id="ct140268385480624"/><text:span text:style-name="T25"> No additional dela</text:span><text:change-end text:change-id="ct140268385480624"/><text:change-start text:change-id="ct140268385533184"/><text:span text:style-name="T25">ys should be introduced for an incoming Coordination.</text:span><text:change-end text:change-id="ct140268385533184"/></text:p>
      <text:p text:style-name="P2">2. SynchronousConfigurationListeners can participate directly in this coordination if present<text:change-start text:change-id="ct140268360793472"/> <text:span text:style-name="T25">if Config Admin chooses to deliver these events on the incoming thread</text:span><text:change-end text:change-id="ct140268360793472"/>.<text:change-start text:change-id="ct140268359288000"/> <text:span text:style-name="T25">Otherwise Config Admin must create thread local Coordinations </text:span><text:change-end text:change-id="ct140268359288000"/><text:change-start text:change-id="ct140268361186528"/><text:span text:style-name="T25">for such delivery threads and complete these coordinations when the incoming coordination completes.</text:span><text:change-end text:change-id="ct140268361186528"/><text:change-start text:change-id="ct140268340100912"/></text:p>
      <text:p text:style-name="P40">3. A marker interface Delayed <text:span text:style-name="T27">must</text:span> be imp<text:change-end text:change-id="ct140268340100912"/><text:change-start text:change-id="ct140268341377360"/>lemented by ManagedService and ManagedServiceFactory instances that wish to be notified at the end of a coordination rather than <text:change-end text:change-id="ct140268341377360"/><text:change-start text:change-id="ct140268342759296"/>during the coordination. <text:s/>Config Admin will do an instanceof check to detect this: the interface does not need to be exposed as an object class.<text:change-end text:change-id="ct140268342759296"/></text:p>
      <text:p text:style-name="P2"><text:change text:change-id="ct140268338094048"/><text:change-start text:change-id="ct140268334635760"/></text:p>
      <text:p text:style-name="P39"><text:span text:style-name="T23">4</text:span>. When Config Admin detects an incoming coordination, it will create “related” coordinations for each <text:s/>thread used to deliver configuration events <text:change-end text:change-id="ct140268334635760"/><text:change-start text:change-id="ct140268333171712"/>and update delayed ManagedService and delayed ManagedServiceFactory updates and deletions for configuration changes made within the scope <text:change-end text:change-id="ct140268333171712"/><text:change-start text:change-id="ct140268335971520"/>of the incoming coordination.<text:change-end text:change-id="ct140268335971520"/></text:p>
      <text:p text:style-name="P2"><text:change-start text:change-id="ct140268346454240"/><text:span text:style-name="T23">5</text:span><text:change-end text:change-id="ct140268346454240"/><text:change text:change-id="ct140268346380416"/><text:change text:change-id="ct140268343728496"/> Once all the event<text:change text:change-id="ct140268339775200"/><text:change-start text:change-id="ct140268338883376"/> <text:span text:style-name="T15">and delayed ManagedService and delayed ManagedServiceFactory notifications</text:span><text:change-end text:change-id="ct140268338883376"/> for configuration updates done in the <text:change text:change-id="ct140268338136432"/><text:change-start text:change-id="ct140268336228528"/><text:s/><text:span text:style-name="T15">incoming</text:span><text:change-end text:change-id="ct140268336228528"/> <text:change-start text:change-id="ct140268389406880"/><text:span text:style-name="T26">C</text:span><text:change-end text:change-id="ct140268389406880"/><text:change text:change-id="ct140268389376752"/>oordination <text:change-start text:change-id="ct140268339967184"/><text:span text:style-name="T23">are complete</text:span><text:change-end text:change-id="ct140268339967184"/><text:change text:change-id="ct140268339966560"/> (and the methods returned) config admin can complete all <text:change text:change-id="ct140268339874496"/><text:change-start text:change-id="ct140268339875616"/><text:span text:style-name="T23">the</text:span><text:change-end text:change-id="ct140268339875616"/><text:change text:change-id="ct140268390212912"/>Coordinations related to the original one.<text:change-start text:change-id="ct140268354241136"/></text:p>
      <text:p text:style-name="P41">6.<text:change-end text:change-id="ct140268354241136"/><text:change-start text:change-id="ct140268354358624"/> As a consequence of the thread local <text:span text:style-name="T26">C</text:span>oordinations that may be created by Config Admin, <text:change-end text:change-id="ct140268354358624"/><text:change-start text:change-id="ct140268356461856"/>different threads must be used for notifications <text:change-end text:change-id="ct140268356461856"/><text:change-start text:change-id="ct140268367185632"/><text:span text:style-name="T26">originating in different (concurrent) Coordinations or </text:span><text:change-end text:change-id="ct140268367185632"/><text:change-start text:change-id="ct140268366606048"/><text:span text:style-name="T26">outside any Coordination. <text:s/>No ordering is specified in regards to concurrent updates of the </text:span><text:change-end text:change-id="ct140268366606048"/><text:change-start text:change-id="ct140268370314176"/><text:span text:style-name="T26">same Configuration within different Coordinations.</text:span><text:change-end text:change-id="ct140268370314176"/></text:p>
      <text:p text:style-name="P3"><text:change text:change-id="ct140268341119168"/></text:p>
      <text:p text:style-name="P3"><text:change text:change-id="ct140268342045632"/></text:p>
      <text:p text:style-name="P3"><text:change text:change-id="ct140268346491968"/></text:p>
      <text:p text:style-name="P3"><text:change text:change-id="ct140268348165984"/></text:p>
      <text:h text:style-name="P48" text:outline-level="1">Data Transfer Objects</text:h>
      <text:p text:style-name="P43">No DTOs seem appropriate.</text:p>
      <text:h text:style-name="P48" text:outline-level="1">Javadoc</text:h>
      <text:p text:style-name="P4"><text:change-start text:change-id="ct140268371788752"/><text:span text:style-name="T22">Javadoc needed for marker interface Delayed</text:span><text:span text:style-name="T2">.</text:span><text:change-end text:change-id="ct140268371788752"/><text:change text:change-id="ct140268371775824"/></text:p>
      <text:h text:style-name="P48" text:outline-level="1">Considered Alternatives</text:h>
      <text:p text:style-name="P1"><text:change text:change-id="ct140268593256112"/><text:change-start text:change-id="ct140268347296144"/><text:span text:style-name="T17">1. Coordinations must be created for each involved thread as although it is possible to push a Coordination onto a particular thread it is not possible to push a single Coordination onto two threads at the same time.</text:span></text:p>
      <text:p text:style-name="P32"><text:change-end text:change-id="ct140268347296144"/><text:change-start text:change-id="ct140268349021712"/><text:span text:style-name="T16">2. ConfigurationListeners cannot reasonably indicate (e.g. with a service propertly) that they are “Coordination aware) as they may call arbitrary other code and cannot know if the other code is coordination aware.</text:span><text:change-end text:change-id="ct140268349021712"/><text:change-start text:change-id="ct140268354455088"/></text:p>
      <text:p text:style-name="P32"><text:span text:style-name="T16">3. Marking coordinations as “related to configuration” defeats the general purpose of coordinations. <text:s/></text:span><text:change-end text:change-id="ct140268354455088"/><text:change-start text:change-id="ct140268352006192"/><text:span text:style-name="T16">Management agents wishing to not participate in existing thread local Coordinations can pop them off the thread temporarily or do their work on a separate thread.</text:span><text:change-end text:change-id="ct140268352006192"/><text:change-start text:change-id="ct140268381461440"/></text:p>
      <text:p text:style-name="P33"><text:soft-page-break/><text:span text:style-name="T16">4. A marker interface for delayed ManagedService and ManagedServiceFactory instances is more appropriate than a service property as this is not a configurable aspect of the implementation.</text:span><text:change-end text:change-id="ct140268381461440"/></text:p>
      <text:h text:style-name="P48" text:outline-level="1">Security Considerations</text:h>
      <text:p text:style-name="P1"><text:change text:change-id="ct140268382497856"/><text:change-start text:change-id="ct140268382550640"/><text:span text:style-name="T18">None known.</text:span><text:change-end text:change-id="ct140268382550640"/></text:p>
      <text:h text:style-name="P48" text:outline-level="1">Document Support</text:h>
      <text:h text:style-name="P50" text:outline-level="2">References</text:h>
      <text:list xml:id="list4194078301493224023" text:style-name="WW8Num3">
        <text:list-item>
          <text:p text:style-name="P46"><text:bookmark-start text:name="_Ref493020620"/>Bradner, S., Key words for use in RFCs to Indicate Requirement Levels, RFC2119, March 1997.<text:bookmark-end text:name="_Ref493020620"/></text:p>
        </text:list-item>
        <text:list-item>
          <text:p text:style-name="P46">Software Requirements &amp; Specifications. Michael Jackson. ISBN 0-201-87712-0</text:p>
        </text:list-item>
      </text:list>
      <text:p text:style-name="P24"/>
      <text:p text:style-name="P18"><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P50"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30">David Jencks</text:p>
          </table:table-cell>
        </table:table-row>
        <table:table-row table:style-name="Table2.1">
          <table:table-cell table:style-name="Table2.A1" office:value-type="string">
            <text:p text:style-name="P10">Company</text:p>
          </table:table-cell>
          <table:table-cell table:style-name="Table2.B1" office:value-type="string">
            <text:p text:style-name="P30">IBM</text:p>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1" office:value-type="string">
            <text:p text:style-name="P10"/>
          </table:table-cell>
        </table:table-row>
        <table:table-row table:style-name="Table2.1">
          <table:table-cell table:style-name="Table2.A1" office:value-type="string">
            <text:p text:style-name="P12">e-mail</text:p>
          </table:table-cell>
          <table:table-cell table:style-name="Table2.B1" office:value-type="string">
            <text:p text:style-name="P27">djencks@us.ibm.com</text:p>
          </table:table-cell>
        </table:table-row>
      </table:table>
      <text:p text:style-name="P18"/>
      <text:h text:style-name="P50" text:outline-level="2"><text:soft-page-break/>Acronyms and Abbreviations</text:h>
      <text:p text:style-name="P18"/>
      <text:h text:style-name="P50"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58483800E19BA5DB.png" xlink:type="simple" xlink:show="embed" xlink:actuate="onLoad"/></draw:frame><text:tab/><text:user-defined style:data-style-name="N0" text:name="RFC Title">Bulk Configuration Updates</text:user-defined><text:tab/>Page <text:page-number text:select-page="current">4</text:page-number> of <text:page-count style:num-format="1">9</text:page-count></text:p>
        <text:p text:style-name="Header"/>
        <text:p text:style-name="Header"><text:tab/>Draft<text:tab/> <text:modification-date style:data-style-name="N76">June 9,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6-06T14:39:04.833916000</meta:creation-date>
    <meta:editing-cycles>6</meta:editing-cycles>
    <meta:editing-duration>PT10M55S</meta:editing-duration>
    <dc:date>2016-06-09T10:40:31.886331000</dc:date>
    <meta:print-date>2016-06-08T07:47:53.928961000</meta:print-date>
    <meta:document-statistic meta:table-count="2" meta:image-count="2" meta:object-count="0" meta:page-count="9" meta:paragraph-count="104" meta:word-count="2162" meta:character-count="14125" meta:non-whitespace-character-count="12047"/>
    <meta:user-defined meta:name="Info"/>
    <meta:user-defined meta:name="Info 3"/>
    <meta:user-defined meta:name="Info 4"/>
    <meta:user-defined meta:name="RFC Title">Bulk Configuration Updates</meta:user-defined>
    <meta:template xlink:type="simple" xlink:actuate="onRequest" xlink:title="rfc-template" xlink:href="../../rfc-template.ott" meta:date="2016-06-06T14:39:04.493410000"/>
  </office:meta>
</office:document-meta>
</file>